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HeaderAccessorTests.messageIdAndTimestamp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HeaderAccessorTests.createWithSubscribe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HeaderAccessorTests.createWith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HeaderAccessorTests.toNativeHeadersMessag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ompHeaderAccessorTests.toNativeHeaders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HeaderAccessorTests.createWithMessageFrame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HeaderAccessorTests.modifyCustomNativ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mpHeaderAccessorTests.messageIdAndTimestampDefaul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HeaderAccessorTests.encodeConnectWithLoginAnd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HeaderAccessorTests.get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HeaderAccessorTests.toNativeHeaders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HeaderAccessorTests.getShortLog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mpHeaderAccessorTests.createWithUnsubscribe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HeaderAccessorTests.toNativeHeaders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HeaderAccessorTests.createWithConnect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